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alesforceSansRegular" svg:font-family="SalesforceSansRegular, Arial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 style:list-style-name="L3"/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4"/>
    <style:style style:name="P7" style:family="paragraph" style:parent-style-name="Standard">
      <style:paragraph-properties fo:margin-top="0in" fo:margin-bottom="0in" style:line-height-at-least="0.2035in" fo:text-align="justify" style:justify-single-word="false" fo:background-color="#ffffff">
        <style:background-image/>
      </style:paragraph-properties>
      <style:text-properties fo:color="#222426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8" style:family="paragraph" style:parent-style-name="Standard">
      <style:paragraph-properties fo:margin-top="0in" fo:margin-bottom="0in" style:line-height-at-least="0.2035in" fo:background-color="#ffffff">
        <style:background-image/>
      </style:paragraph-properties>
    </style:style>
    <style:style style:name="P9" style:family="paragraph" style:parent-style-name="Standard" style:list-style-name="L1">
      <style:paragraph-properties fo:margin-top="0in" fo:margin-bottom="0in" style:line-height-at-least="0.2035in" fo:background-color="#ffffff">
        <style:background-image/>
      </style:paragraph-properties>
    </style:style>
    <style:style style:name="P10" style:family="paragraph" style:parent-style-name="Standard" style:list-style-name="L2">
      <style:paragraph-properties fo:margin-top="0in" fo:margin-bottom="0in" style:line-height-at-least="0.2035in" fo:background-color="#ffffff">
        <style:background-image/>
      </style:paragraph-properties>
    </style:style>
    <style:style style:name="P11" style:family="paragraph" style:parent-style-name="Standard">
      <style:paragraph-properties fo:margin-top="0in" fo:margin-bottom="0in" style:line-height-at-least="0.2035in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">
      <style:paragraph-properties fo:margin-top="0in" fo:margin-bottom="0in" style:line-height-at-least="0.2035in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paragraph-properties fo:margin-top="0in" fo:margin-bottom="0in" style:line-height-at-least="0.2035in" fo:background-color="#ffffff">
        <style:background-image/>
      </style:paragraph-properties>
      <style:text-properties fo:color="#000000"/>
    </style:style>
    <style:style style:name="P14" style:family="paragraph" style:parent-style-name="Standard" style:list-style-name="WWNum9">
      <style:paragraph-properties fo:margin-top="0.0193in" fo:margin-bottom="0.0193in" fo:line-height="100%" fo:text-align="justify" style:justify-single-word="false" fo:background-color="#ffffff">
        <style:background-image/>
      </style:paragraph-properties>
      <style:text-properties fo:color="#222426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15" style:family="paragraph" style:parent-style-name="Standard" style:list-style-name="WWNum9">
      <style:paragraph-properties fo:margin-top="0.0193in" fo:margin-bottom="0.0193in" fo:line-height="100%" fo:text-align="justify" style:justify-single-word="false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2">
      <style:paragraph-properties fo:text-align="justify" style:justify-single-word="false"/>
    </style:style>
    <style:style style:name="P18" style:family="paragraph" style:parent-style-name="List_20_Paragraph" style:list-style-name="WWNum3">
      <style:paragraph-properties fo:text-align="justify" style:justify-single-word="false"/>
    </style:style>
    <style:style style:name="P19" style:family="paragraph" style:parent-style-name="List_20_Paragraph">
      <style:text-properties fo:color="#000000"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>
      <style:paragraph-properties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1" style:family="paragraph" style:parent-style-name="List_20_Paragraph" style:list-style-name="WWNum1">
      <style:text-properties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000000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7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8" style:family="text">
      <style:text-properties fo:color="#222426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9" style:family="text">
      <style:text-properties fo:color="#222426" style:font-name="Times New Roman" fo:font-size="12pt" style:font-size-asian="12pt" style:font-name-complex="Times New Roman1" style:font-size-complex="12pt"/>
    </style:style>
    <style:style style:name="T10" style:family="text">
      <style:text-properties fo:color="#222426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11" style:family="text">
      <style:text-properties fo:color="#222426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222426" style:font-name="Times New Roman" fo:font-size="12pt" style:font-size-asian="12pt" style:font-name-complex="Times New Roman1" style:font-size-complex="12pt"/>
    </style:style>
    <style:style style:name="T13" style:family="text">
      <style:text-properties fo:color="#222426" style:font-name-complex="Times New Roman1"/>
    </style:style>
    <style:style style:name="T14" style:family="text">
      <style:text-properties fo:font-variant="normal" fo:text-transform="none" fo:color="#212121" style:font-name="Times New Roman" fo:font-size="12pt" fo:letter-spacing="normal" fo:font-style="normal" fo:font-weight="normal" style:font-size-asian="12pt" style:font-name-complex="Times New Roman1" style:font-size-complex="12pt"/>
    </style:style>
    <style:style style:name="T15" style:family="text">
      <style:text-properties fo:font-variant="normal" fo:text-transform="none" fo:color="#212121" fo:letter-spacing="normal" fo:font-style="normal" fo:font-weight="normal" style:font-name-complex="Times New Roman1"/>
    </style:style>
    <style:style style:name="T16" style:family="text">
      <style:text-properties fo:font-variant="normal" fo:text-transform="none" fo:color="#333333" fo:letter-spacing="normal" fo:font-style="normal" fo:font-weight="normal" style:font-name-complex="Times New Roman1"/>
    </style:style>
    <style:style style:name="T17" style:family="text">
      <style:text-properties fo:color="#212121" style:font-name="Times New Roman" fo:font-size="12pt" style:font-size-asian="12pt" style:font-name-complex="Times New Roman1" style:font-size-complex="12pt"/>
    </style:style>
    <style:style style:name="T18" style:family="text">
      <style:text-properties fo:color="#212121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2pt" style:font-name-complex="Times New Roman1" style:font-size-complex="12pt"/>
    </style:style>
    <style:style style:name="T21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weight="bold" style:font-weight-asian="bold" style:font-name-complex="Times New Roman1" style:font-weight-complex="bold"/>
    </style:style>
    <style:style style:name="T25" style:family="text">
      <style:text-properties fo:color="#666666" style:font-name="Arial1" fo:font-size="9pt" style:font-size-asian="9pt" style:font-name-complex="Arial2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Salesforce License</text:span></text:p>
      <text:list xml:id="list7799082815310386326" text:style-name="L1">
        <text:list-item>
          <text:p text:style-name="P9"><text:span text:style-name="T8">Salesforce licenses are designed for users who require full access to standard CRM and Force.com AppExchange apps.</text:span></text:p>
        </text:list-item>
        <text:list-item>
          <text:p text:style-name="P9"><text:span text:style-name="T8">CRM apps are anything that requires access to standard objects like Leads, Opportunities, Forecasts, Cases, Solutions. </text:span><text:span text:style-name="T9">So, if a user needs access to any CRM functionality (eg. Sales or Service Cloud), they must be assigned a</text:span><text:span text:style-name="apple-converted-space"><text:span text:style-name="T9"> </text:span></text:span><text:span text:style-name="T9">Salesforce</text:span><text:span text:style-name="apple-converted-space"><text:span text:style-name="T9"> </text:span></text:span><text:span text:style-name="T9">license.</text:span></text:p>
        </text:list-item>
        <text:list-item>
          <text:p text:style-name="P9"><text:span text:style-name="T9">Salesforce license is available in various editions:</text:span></text:p>
          <text:p text:style-name="P9"><text:span text:style-name="T9">1. Group </text:span><text:span text:style-name="T9">: </text:span><text:span text:style-name="T14">Basic sales &amp; marketing for up to 5 users</text:span><text:span text:style-name="T9"> </text:span></text:p>
          <text:p text:style-name="P9"><text:span text:style-name="T9">2. Professional : </text:span><text:span text:style-name="T14">Complete CRM for any size team</text:span><text:span text:style-name="T9"> </text:span></text:p>
          <text:p text:style-name="P12"><text:span text:style-name="T13">3. Enterprise : </text:span><text:span text:style-name="T16">Deeply customizable CRM for your business</text:span><text:span text:style-name="T13"> (most popular)</text:span></text:p>
          <text:p text:style-name="P12"><text:span text:style-name="T13">4. Unlimited : </text:span><text:span text:style-name="T15">Unlimited CRM power and support</text:span><text:span text:style-name="T13"> </text:span></text:p>
        </text:list-item>
      </text:list>
      <text:p text:style-name="P11"><text:span text:style-name="T13"/></text:p>
      <text:p text:style-name="P8"><text:span text:style-name="T10">Salesforce Platform License</text:span></text:p>
      <text:list xml:id="list6682774312499134432" text:style-name="L2">
        <text:list-item>
          <text:p text:style-name="P13"><text:span text:style-name="T21">Salesforce Platform licenses are designed for users who only need access to custom apps.</text:span></text:p>
        </text:list-item>
        <text:list-item>
          <text:p text:style-name="P13"><text:span text:style-name="T21">It is not for standard CRM functionality. </text:span></text:p>
        </text:list-item>
        <text:list-item>
          <text:p text:style-name="P13"><text:span text:style-name="T21">Salesforce Platform users do have access to the core Salesforce Standard Objects and functionality like Accounts, Contacts, Reports, Dashboards, Documents, Custom Tabs</text:span></text:p>
        </text:list-item>
        <text:list-item>
          <text:p text:style-name="P10"><text:span text:style-name="ph"><text:span text:style-name="T6">Also t</text:span></text:span><text:span text:style-name="ph"><text:span text:style-name="T3">hese users are not entitled to some user permissions and standard apps, including standard tabs and objects such as Forecasts and Opportunities.</text:span></text:span></text:p>
        </text:list-item>
        <text:list-item>
          <text:p text:style-name="P13"><text:span text:style-name="T21">Therefore, if a user only needs to access custom Force.com or AppExchange apps, it's fine to assign them a Salesforce Platform license.</text:span></text:p>
        </text:list-item>
        <text:list-item>
          <text:p text:style-name="P13"><text:span text:style-name="T21">Standard Platform License is available for Enterprise, Unlimited, Performance, and Developer Editions.</text:span></text:p>
        </text:list-item>
      </text:list>
      <text:p text:style-name="P2"><text:span text:style-name="T22"/></text:p>
      <text:p text:style-name="P4"><text:span text:style-name="T24">Chatter</text:span></text:p>
      <text:list xml:id="list1228159985473782088" text:style-name="L3">
        <text:list-item>
          <text:p text:style-name="P3"><text:span text:style-name="T20">Salesforce chatter is the world number 1 enterprise social network that helps </text:span><text:span text:style-name="T3">employees to connect, collaborate, share files, data, and expertise, all in real-time.</text:span></text:p>
        </text:list-item>
        <text:list-item>
          <text:p text:style-name="P3"><text:span text:style-name="T3">Salesforce offers Chatter-specific licenses: Chatter External, Chatter Free, and Chatter Only (also known as Chatter Plus).</text:span></text:p>
        </text:list-item>
      </text:list>
      <text:p text:style-name="P5"><text:span text:style-name="T3">a. Chatter External License: It is for users who are outside of your company’s email domain.</text:span></text:p>
      <text:p text:style-name="P5"><text:span text:style-name="T3">b. Chatter Free License: It is for users who don’t have Salesforce licenses but need access to Chatter. </text:span></text:p>
      <text:p text:style-name="P1"><text:span text:style-name="T5">c. Chatter Plus License</text:span><text:span text:style-name="T4">: </text:span><text:span text:style-name="T3">It is for users that don’t have Salesforce licenses but need access to some Salesforce objects in addition to Chatter.</text:span></text:p>
      <text:p text:style-name="P7"/>
      <text:p text:style-name="P4"><text:span text:style-name="T7">Marketing User</text:span></text:p>
      <text:list xml:id="list5478582569010853510" text:style-name="L4">
        <text:list-item>
          <text:p text:style-name="P6"><text:span text:style-name="T20">User can create, edit, and delete campaigns, configure advanced campaign setup, import leads, and update campaign history via the member import wizards</text:span>.</text:p>
        </text:list-item>
        <text:list-item>
          <text:p text:style-name="P6"><text:span text:style-name="T20">You must grant him or her a marketing user feature license which is separate from his or her role or profile. You do this by checking the Marketing User box on the user's record.</text:span></text:p>
        </text:list-item>
        <text:list-item>
          <text:p text:style-name="P6"><text:span text:style-name="T21">In addition to creating, editing, and deleting Campaigns, marketing users are allowed such as: </text:span></text:p>
        </text:list-item>
      </text:list>
      <text:list xml:id="list3710548758046209796" text:style-name="WWNum9">
        <text:list-item>
          <text:p text:style-name="P15"><text:span text:style-name="T21">Creating letterhead.</text:span></text:p>
        </text:list-item>
        <text:list-item>
          <text:p text:style-name="P15"><text:span text:style-name="T21">Creating custom email templates available for other users.</text:span></text:p>
        </text:list-item>
        <text:list-item>
          <text:p text:style-name="P14"><text:span text:style-name="T19">Sending mass emai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alesforceSansRegular" svg:font-family="SalesforceSansRegular, Arial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ListLabel_20_3" style:display-name="ListLabel 3" style:family="text">
      <style:text-properties fo:font-size="10pt" style:font-size-asian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Numbering_20_Symbols" style:display-name="Numbering Symbols" style:family="text"/>
    <style:style style:name="ph" style:family="text" style:parent-style-name="Default_20_Paragraph_20_Font"/>
    <style:style style:name="ListLabel_20_1" style:display-name="ListLabel 1" style:family="text">
      <style:text-properties fo:font-size="12pt" style:font-size-asian="12pt" style:font-name-complex="Times New Roman1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33:07</meta:creation-date>
    <meta:document-statistic meta:table-count="0" meta:image-count="0" meta:object-count="0" meta:page-count="1" meta:paragraph-count="28" meta:word-count="408" meta:character-count="2561"/>
    <dc:date>2016-02-29T12:18:02.89</dc:date>
    <meta:editing-duration>PT14M34S</meta:editing-duration>
    <meta:editing-cycles>1</meta:editing-cycles>
    <meta:generator>OpenOffice.org/3.4$Win32 OpenOffice.org_project/340m1$Build-9590</meta:generator>
  </office:meta>
</office:document-meta>
</file>